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08cm" svg:y1="10.16cm" svg:x2="18.415cm" svg:y2="10.16cm">
          <text:p/>
        </draw:lin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meron Vuong</meta:initial-creator>
    <meta:creation-date>2025-04-22T17:45:05.546493400</meta:creation-date>
    <dc:date>2025-04-22T18:40:40.530349900</dc:date>
    <dc:creator>Kameron Vuong</dc:creator>
    <meta:editing-duration>PT1M57S</meta:editing-duration>
    <meta:editing-cycles>2</meta:editing-cycles>
    <meta:generator>LibreOffice/25.2.2.2$Windows_X86_64 LibreOffice_project/7370d4be9e3cf6031a51beef54ff3bda878e3fac</meta:generator>
    <dc:title>A horizontal line</dc:title>
    <meta:document-statistic meta:object-count="24"/>
  </office:meta>
</office:document-meta>
</file>